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 Symbol" svg:font-family="'Segoe UI Symbol'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ntarell" fo:font-weight="bold" officeooo:rsid="0015939b" officeooo:paragraph-rsid="0015939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ntarell" fo:font-weight="normal" officeooo:rsid="0015939b" officeooo:paragraph-rsid="0015939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15939b" officeooo:paragraph-rsid="0019985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6aa12" officeooo:paragraph-rsid="0015939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5939b" officeooo:paragraph-rsid="0015939b" style:font-weight-asian="normal" style:font-weight-complex="normal"/>
    </style:style>
    <style:style style:name="P6" style:family="paragraph" style:parent-style-name="Standard">
      <style:text-properties style:font-name="Cantarell" style:text-underline-style="none" fo:font-weight="normal" officeooo:rsid="00186ca7" officeooo:paragraph-rsid="00186ca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style:text-underline-style="none" fo:font-weight="bold" officeooo:rsid="0015939b" officeooo:paragraph-rsid="0015939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ntarell" fo:font-weight="normal" officeooo:rsid="00186ca7" officeooo:paragraph-rsid="0015939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weight="normal" officeooo:rsid="0015939b" officeooo:paragraph-rsid="0015939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weight="normal" officeooo:rsid="001d09a1" officeooo:paragraph-rsid="001d09a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99853" officeooo:paragraph-rsid="0019985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86ca7" officeooo:paragraph-rsid="0015939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d6bfd" officeooo:paragraph-rsid="001d6bf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f0b3b" officeooo:paragraph-rsid="001f0b3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style:text-underline-style="none" fo:font-weight="bold" officeooo:rsid="0016aa12" officeooo:paragraph-rsid="0016aa12" style:font-weight-asian="bold" style:font-weight-complex="bold"/>
    </style:style>
    <style:style style:name="P16" style:family="paragraph" style:parent-style-name="Standard">
      <style:text-properties officeooo:paragraph-rsid="0016aa12"/>
    </style:style>
    <style:style style:name="P17" style:family="paragraph" style:parent-style-name="Standard">
      <style:text-properties officeooo:rsid="001f0b3b" officeooo:paragraph-rsid="001f0b3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9853"/>
    </style:style>
    <style:style style:name="T4" style:family="text">
      <style:text-properties style:text-underline-style="none" officeooo:rsid="001d09a1"/>
    </style:style>
    <style:style style:name="T5" style:family="text">
      <style:text-properties fo:color="#ff0000" style:text-underline-style="solid" style:text-underline-width="auto" style:text-underline-color="font-color"/>
    </style:style>
    <style:style style:name="T6" style:family="text">
      <style:text-properties fo:color="#ff0000" style:text-underline-style="none" officeooo:rsid="00186ca7"/>
    </style:style>
    <style:style style:name="T7" style:family="text">
      <style:text-properties fo:color="#ff0000" style:text-underline-style="none" officeooo:rsid="00199853"/>
    </style:style>
    <style:style style:name="T8" style:family="text">
      <style:text-properties fo:color="#ff0000" style:text-underline-style="none" officeooo:rsid="001d09a1"/>
    </style:style>
    <style:style style:name="T9" style:family="text">
      <style:text-properties fo:color="#ff0000" style:text-underline-style="none" officeooo:rsid="001d6bfd"/>
    </style:style>
    <style:style style:name="T10" style:family="text">
      <style:text-properties fo:color="#ff0000" style:font-name="Cantarell" style:text-underline-style="none" fo:font-weight="normal" style:font-weight-asian="normal" style:font-weight-complex="normal"/>
    </style:style>
    <style:style style:name="T11" style:family="text">
      <style:text-properties fo:color="#ff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officeooo:rsid="00186ca7"/>
    </style:style>
    <style:style style:name="T13" style:family="text">
      <style:text-properties style:font-name="Cantarell" style:text-underline-style="none" fo:font-weight="normal" style:font-weight-asian="normal" style:font-weight-complex="normal"/>
    </style:style>
    <style:style style:name="T14" style:family="text">
      <style:text-properties style:font-name="Cantarell" style:text-underline-style="none" fo:font-weight="normal" officeooo:rsid="0016aa12" style:font-weight-asian="normal" style:font-weight-complex="normal"/>
    </style:style>
    <style:style style:name="T15" style:family="text">
      <style:text-properties style:font-name="Cantarell" style:text-underline-style="none" fo:font-weight="normal" officeooo:rsid="001f89f8" style:font-weight-asian="normal" style:font-weight-complex="normal"/>
    </style:style>
    <style:style style:name="T16" style:family="text">
      <style:text-properties fo:color="#333333" style:text-underline-style="none" officeooo:rsid="00186ca7"/>
    </style:style>
    <style:style style:name="T17" style:family="text">
      <style:text-properties fo:color="#333333" style:text-underline-style="none" officeooo:rsid="001f0b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AGE AU RELATIONNEL</text:p>
      <text:p text:style-name="P1"/>
      <text:p text:style-name="P1">Entités simples</text:p>
      <text:p text:style-name="P2">Vente (<text:span text:style-name="T1">id_vente</text:span>, heure_fin, date_fin, prix_depart, <text:span text:style-name="T6">id_salle, </text:span><text:span text:style-name="T8">id_produit</text:span>)</text:p>
      <text:p text:style-name="P8"><text:tab/>- id_salle non nul et référence Salle</text:p>
      <text:p text:style-name="P2"><text:tab/><text:span text:style-name="T12">-id_produit non nul et référence Produit</text:span></text:p>
      <text:p text:style-name="P3">Enchere(<text:span text:style-name="T1">id_enchere</text:span><text:span text:style-name="T2">, prix_achat, heure, date, quantite_proposee, </text:span><text:span text:style-name="T7">email_utilisateur,</text:span><text:span text:style-name="T9">id_vente</text:span><text:span text:style-name="T2">)</text:span></text:p>
      <text:p text:style-name="P11"><text:tab/>- email_utilisateur non nul et référence Utilisateur</text:p>
      <text:p text:style-name="P13"><text:tab/>- id_vente non nul et référence Vente</text:p>
      <text:p text:style-name="P2"><text:span text:style-name="T2">Produit (</text:span><text:span text:style-name="T1">id_produit</text:span><text:span text:style-name="T2">, sotck, nom, prix_revient, </text:span><text:span text:style-name="T7">email_utilisateur</text:span><text:span text:style-name="T2">)</text:span></text:p>
      <text:p text:style-name="P2"><text:span text:style-name="T3"><text:tab/>- email_utilisateur non nul et référence Utilisateu</text:span><text:span text:style-name="T4">r</text:span></text:p>
      <text:p text:style-name="P10"><text:span text:style-name="T4"><text:tab/>- </text:span><text:span text:style-name="T2">vérifier que chaque produit est associé à au maximum 1 vente</text:span></text:p>
      <text:p text:style-name="P2"><text:span text:style-name="T2">Categorie (</text:span><text:span text:style-name="T1">nom</text:span><text:span text:style-name="T2">, description)</text:span></text:p>
      <text:p text:style-name="P2"><text:span text:style-name="T2">Utilisateur (</text:span><text:span text:style-name="T1">email</text:span><text:span text:style-name="T2">, nom, prenom, adresse)</text:span></text:p>
      <text:p text:style-name="P2"><text:span text:style-name="T2">Salle (</text:span><text:span text:style-name="T1">id_salle</text:span><text:span text:style-name="T2">, </text:span><text:span text:style-name="T6">nom_categorie</text:span><text:span text:style-name="T16">, </text:span><text:span text:style-name="T17">montante, duree_limitee, revocable, enchère_libre</text:span><text:span text:style-name="T2">)</text:span></text:p>
      <text:p text:style-name="P12"><text:tab/>- nom_categorie non nul et référence Categorie</text:p>
      <text:p text:style-name="P13"><text:tab/>- vérifier que chaque salle sert au moins dans une vente</text:p>
      <text:p text:style-name="P4"/>
      <text:p text:style-name="P7">Entités faibles</text:p>
      <text:p text:style-name="P2"><text:span text:style-name="T2">Caractéristique (</text:span><text:span text:style-name="T5">id_produit</text:span><text:span text:style-name="T2">, </text:span><text:span text:style-name="T1">nom</text:span><text:span text:style-name="T2">, valeur)</text:span></text:p>
      <text:p text:style-name="P5"><text:tab/>- id_produit référence Produit</text:p>
      <text:p text:style-name="P5"/>
      <text:p text:style-name="P15">Sous-type</text:p>
      <text:p text:style-name="P14">On choisit de faire une unification de tous les sous-types → on rajoute les attributs “montante”, “duree_limitée”, “revocable”, “enchère_libre” dans la table Salle.</text:p>
      <text:p text:style-name="P6"/>
      <text:p text:style-name="P16"><text:span text:style-name="T14">Association avec cardinalité x..*</text:span></text:p>
      <text:p text:style-name="P17"><text:span text:style-name="T14">F</text:span><text:span text:style-name="T13">ait_partie (</text:span><text:span text:style-name="T11">nom_categorie</text:span><text:span text:style-name="T10">, </text:span><text:span text:style-name="T11">id_produit</text:span><text:span text:style-name="T13">)<text:tab/><text:tab/></text:span><text:span text:style-name="T15">(nom de table dans SQL : CategorieProduit)</text:span></text:p>
      <text:p text:style-name="P17"><text:span text:style-name="T13"><text:tab/>- vérifier qu’une catégorie a au moins un produit</text:span></text:p>
      <text:p text:style-name="P17"><text:span text:style-name="T13"><text:tab/>- vérifier qu’un produit fait partie d’au moins une catégor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 Symbol" svg:font-family="'Segoe UI Symbol'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width="0.0138in" svg:stroke-color="#41719c" draw:stroke-linejoin="miter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7%" fo:orphans="2" fo:widows="2" fo:hyphenation-ladder-count="no-limit" style:shadow="none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rmal" style:family="paragraph">
      <style:paragraph-properties fo:margin-left="0.0819in" fo:margin-right="0in" fo:margin-top="0in" fo:margin-bottom="0.022in" loext:contextual-spacing="false" fo:line-height="103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2" style:display-name="Heading 2" style:family="paragraph" style:next-style-name="Normal" style:default-outline-level="2" style:list-style-name="" style:class="text">
      <style:paragraph-properties fo:margin-left="0.6972in" fo:margin-right="0in" fo:margin-top="0in" fo:margin-bottom="0.0402in" loext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1" style:display-name="Heading 1" style:family="paragraph" style:next-style-name="Normal" style:default-outline-level="1" style:list-style-name="" style:class="text">
      <style:paragraph-properties fo:margin-left="0.0071in" fo:margin-right="0.0193in" fo:margin-top="0in" fo:margin-bottom="0.0138in" loext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style:text-underline-style="none" fo:font-weight="normal" fo:background-color="transparent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style:text-underline-style="none" fo:font-weight="normal" fo:background-color="transparent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/>
    </style:style>
    <style:style style:name="Heading_20_1_20_Char" style:display-name="Heading 1 Char" style:family="text">
      <style:text-properties fo:color="#000000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/>
    </style:style>
    <style:style style:name="Heading_20_2_20_Char" style:display-name="Heading 2 Char" style:family="text">
      <style:text-properties fo:color="#000000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2:27:45.198140793</meta:creation-date>
    <meta:generator>LibreOffice/5.3.6.1$Linux_X86_64 LibreOffice_project/30$Build-1</meta:generator>
    <dc:date>2018-11-26T11:53:19.571228304</dc:date>
    <meta:editing-duration>PT25M13S</meta:editing-duration>
    <meta:editing-cycles>8</meta:editing-cycles>
    <meta:document-statistic meta:table-count="0" meta:image-count="0" meta:object-count="0" meta:page-count="1" meta:paragraph-count="25" meta:word-count="170" meta:character-count="1294" meta:non-whitespace-character-count="1137"/>
  </office:meta>
</office:document-meta>
</file>